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000000"/>
      <style:paragraph-properties fo:text-align="center" style:writing-mode="lr-tb"/>
      <style:text-properties style:font-name="Liberation Serif"/>
    </style:style>
    <style:style style:name="P28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8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9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8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0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9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2" draw:text-style-name="P29" draw:layer="layout" svg:width="2.726cm" svg:height="0.891cm" svg:x="8.011cm" svg:y="3.551cm">
          <text:p text:style-name="P28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1.108cm" svg:height="0.481cm" svg:x="6.289cm" svg:y="3.833cm">
          <text:p text:style-name="P18"><text:span text:style-name="T10">Custom</text:span></text:p>
          <text:p text:style-name="P18"><text:span text:style-name="T10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921cm" svg:height="0.564cm" svg:x="8.42cm" svg:y="1.774cm">
          <draw:text-box>
            <text:p><text:span text:style-name="T9">Execution mode</text:span></text:p>
          </draw:text-box>
        </draw:frame>
        <draw:custom-shape draw:style-name="gr27" draw:text-style-name="P31" draw:layer="layout" svg:width="1.356cm" svg:height="0.615cm" svg:x="10.826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5:03.592569072</dc:date>
    <meta:editing-duration>PT4H11M43S</meta:editing-duration>
    <meta:editing-cycles>63</meta:editing-cycles>
    <meta:generator>LibreOffice/6.4.7.2$Linux_X86_64 LibreOffice_project/40$Build-2</meta:generator>
    <meta:document-statistic meta:object-count="28"/>
  </office:meta>
</office:document-meta>
</file>